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6.069cm" style:use-optimal-column-width="false"/>
    </style:style>
    <style:style style:name="co2" style:family="table-column">
      <style:table-column-properties style:column-width="6.07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.3cm" svg:x="1.401cm" svg:y="1.601cm">
          <text:p text:style-name="P1">preamb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4cm" svg:height="1.601cm" svg:x="6cm" svg:y="4.6cm">
          <text:p text:style-name="P1"><text:span text:style-name="T1">!tokencontain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01cm" svg:y1="3.901cm" svg:x2="6cm" svg:y2="5.4cm" draw:start-shape="id1" draw:start-glue-point="8" draw:end-shape="id2" draw:end-glue-point="3" svg:d="M3401 3901v1499h2599" svg:viewBox="0 0 2600 1500">
          <text:p/>
        </draw:connector>
        <draw:connector draw:style-name="gr3" draw:text-style-name="P1" draw:layer="layout" draw:line-skew="0cm -0.299cm" svg:x1="11.4cm" svg:y1="5.4cm" svg:x2="8.7cm" svg:y2="4.6cm" draw:start-shape="id2" draw:start-glue-point="1" draw:end-shape="id2" draw:end-glue-point="0" svg:d="M11400 5400h501v-1601h-3201v801" svg:viewBox="0 0 3202 1602">
          <text:p/>
        </draw:connector>
        <draw:custom-shape draw:style-name="gr1" draw:text-style-name="P1" xml:id="id3" draw:id="id3" draw:layer="layout" svg:width="1.2cm" svg:height="1.2cm" svg:x="12.6cm" svg:y="2.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4cm" svg:y1="5.4cm" svg:x2="13.2cm" svg:y2="3.9cm" draw:start-shape="id2" draw:start-glue-point="1" draw:end-shape="id3" draw:end-glue-point="8" svg:d="M11400 5400h1800v-1500" svg:viewBox="0 0 1801 1501">
          <text:p/>
        </draw:connector>
        <draw:frame draw:style-name="standard" draw:layer="layout" svg:width="12.139cm" svg:height="3.404cm" svg:x="4.461cm" svg:y="7.8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8:57:58.522675365</meta:creation-date>
    <dc:date>2015-01-31T19:35:16.164330708</dc:date>
    <meta:editing-duration>PT2M30S</meta:editing-duration>
    <meta:editing-cycles>3</meta:editing-cycles>
    <meta:generator>LibreOffice/4.2.7.2$Linux_X86_64 LibreOffice_project/420m0$Build-2</meta:generator>
    <meta:document-statistic meta:object-count="7"/>
  </office:meta>
</office:document-meta>
</file>